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744cm"/>
    </style:style>
    <style:style style:name="gr2" style:family="graphic" style:parent-style-name="standard">
      <style:graphic-properties draw:stroke="none" draw:fill="none" fo:min-height="2.13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004586" draw:textarea-horizontal-align="justify" draw:textarea-vertical-align="middle" draw:auto-grow-height="false"/>
    </style:style>
    <style:style style:name="gr5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6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7" style:family="graphic" style:parent-style-name="standard">
      <style:graphic-properties draw:stroke="solid" draw:fill="solid" draw:fill-color="#e6e6e6" draw:textarea-horizontal-align="justify" draw:textarea-vertical-align="middle" draw:auto-grow-height="false"/>
    </style:style>
    <style:style style:name="gr8" style:family="graphic" style:parent-style-name="standard">
      <style:graphic-properties draw:stroke="solid" draw:fill="solid" draw:fill-color="#999999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004586" draw:textarea-horizontal-align="justify" draw:textarea-vertical-align="middle" draw:auto-grow-height="false" draw:shadow="hidden"/>
    </style:style>
    <style:style style:name="gr10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2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fo:min-height="0.468cm"/>
    </style:style>
    <style:style style:name="gr14" style:family="graphic" style:parent-style-name="standard">
      <style:graphic-properties draw:stroke="none" svg:stroke-color="#000000" draw:fill="none" draw:fill-color="#ffffff" fo:min-height="2.788cm"/>
    </style:style>
    <style:style style:name="gr15" style:family="graphic" style:parent-style-name="objectwithoutfill">
      <style:graphic-properties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18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9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20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21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22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23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24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25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26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27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28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29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30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31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32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33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34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35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36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37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38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39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40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41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42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43" style:family="graphic" style:parent-style-name="objectwithoutfill">
      <style:graphic-properties draw:marker-end="Arrow" draw:marker-end-width="0.3cm" draw:fill="none" draw:textarea-vertical-align="middle"/>
    </style:style>
    <style:style style:name="gr44" style:family="graphic" style:parent-style-name="objectwithoutfill">
      <style:graphic-properties draw:fill="none" draw:textarea-vertical-align="middle"/>
    </style:style>
    <style:style style:name="gr45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46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47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48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49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50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51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52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53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54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55" style:family="graphic" style:parent-style-name="standard">
      <style:graphic-properties draw:fill="solid" draw:fill-color="#0093d9" draw:textarea-horizontal-align="justify" draw:textarea-vertical-align="middle" draw:auto-grow-height="false"/>
    </style:style>
    <style:style style:name="gr56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57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58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59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60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61" style:family="graphic" style:parent-style-name="standard">
      <style:graphic-properties draw:stroke="none" svg:stroke-color="#000000" draw:fill="none" draw:fill-color="#ffffff" fo:min-height="1.143cm"/>
    </style:style>
    <style:style style:name="gr62" style:family="graphic" style:parent-style-name="standard">
      <style:graphic-properties draw:stroke="none" svg:stroke-color="#000000" draw:fill="none" draw:fill-color="#ffffff" fo:min-height="1.967cm"/>
    </style:style>
    <style:style style:name="gr63" style:family="graphic" style:parent-style-name="standard">
      <style:graphic-properties draw:stroke="none" svg:stroke-color="#000000" draw:fill="none" draw:fill-color="#ffffff" fo:min-height="1.02cm"/>
    </style:style>
    <style:style style:name="gr64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65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66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67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68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69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70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71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72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73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74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75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76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77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78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79" style:family="graphic" style:parent-style-name="standard">
      <style:graphic-properties draw:stroke="none" svg:stroke-color="#000000" draw:fill="none" draw:fill-color="#ffffff" fo:min-height="4.551cm"/>
    </style:style>
    <style:style style:name="gr80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81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82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83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84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85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86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87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88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89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90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91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92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93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94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95" style:family="graphic" style:parent-style-name="standard">
      <style:graphic-properties draw:stroke="none" svg:stroke-color="#000000" draw:fill="none" draw:fill-color="#ffffff" fo:min-height="3.835cm"/>
    </style:style>
    <style:style style:name="gr96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97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98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99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00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01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02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03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04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05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06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07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08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09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10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11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12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13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14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15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16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17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18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19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20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21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22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23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24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25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title">
      <style:graphic-properties fo:min-height="2.465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color="#c0c0c0" fo:font-size="18pt"/>
    </style:style>
    <style:style style:name="P6" style:family="paragraph">
      <style:paragraph-properties fo:text-align="center"/>
      <style:text-properties fo:font-size="12pt"/>
    </style:style>
    <style:style style:name="P7" style:family="paragraph">
      <style:paragraph-properties fo:text-align="center"/>
      <style:text-properties fo:font-family="'Liberation Sans'" style:font-family-generic="roman" style:font-pitch="variable" fo:font-size="12pt" style:letter-kerning="true" style:font-family-asian="'WenQuanYi Zen Hei Sharp'" style:font-family-generic-asian="system" style:font-pitch-asian="variable" style:font-size-asian="12pt" style:font-family-complex="'Lohit Devanagari'" style:font-family-generic-complex="system" style:font-pitch-complex="variable" style:font-size-complex="12pt"/>
    </style:style>
    <style:style style:name="P8" style:family="paragraph">
      <style:paragraph-properties fo:text-align="center"/>
      <style:text-properties fo:font-size="18pt" fo:font-weight="bold" style:font-weight-asian="bold" style:font-weight-complex="bold"/>
    </style:style>
    <style:style style:name="P9" style:family="paragraph">
      <style:paragraph-properties fo:text-align="center"/>
      <style:text-properties fo:font-size="14pt"/>
    </style:style>
    <style:style style:name="P10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text-properties fo:font-size="14pt"/>
    </style:style>
    <style:style style:name="P13" style:family="paragraph">
      <style:text-properties fo:font-size="14pt" fo:font-weight="bold" style:font-size-asian="14pt" style:font-weight-asian="bold" style:font-size-complex="14pt" style:font-weight-complex="bold"/>
    </style:style>
    <style:style style:name="P14" style:family="paragraph">
      <style:paragraph-properties fo:text-align="center"/>
    </style:style>
    <style:style style:name="P15" style:family="paragraph">
      <style:text-properties fo:font-size="18pt"/>
    </style:style>
    <style:style style:name="P16" style:family="paragraph">
      <style:paragraph-properties fo:text-align="center"/>
      <style:text-properties fo:color="#c0c0c0"/>
    </style:style>
    <style:style style:name="P17" style:family="paragraph">
      <style:paragraph-properties fo:text-align="center"/>
      <style:text-properties fo:font-weight="bold" style:font-weight-asian="bold" style:font-weight-complex="bold"/>
    </style:style>
    <style:style style:name="P18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ffff" fo:font-weight="bold" style:font-weight-asian="bold" style:font-weight-complex="bold"/>
    </style:style>
    <style:style style:name="T5" style:family="text">
      <style:text-properties fo:color="#c0c0c0"/>
    </style:style>
    <style:style style:name="T6" style:family="text">
      <style:text-properties fo:font-family="'Liberation Sans'" style:font-family-generic="roman" style:font-pitch="variable" fo:font-size="12pt" fo:font-weight="bold" style:letter-kerning="true" style:font-family-asian="'WenQuanYi Zen Hei Sharp'" style:font-family-generic-asian="system" style:font-pitch-asian="variable" style:font-size-asian="12pt" style:font-weight-asian="bold" style:font-family-complex="'Lohit Devanagari'" style:font-family-generic-complex="system" style:font-pitch-complex="variable" style:font-size-complex="12pt" style:font-weight-complex="bold"/>
    </style:style>
    <style:style style:name="T7" style:family="text">
      <style:text-properties fo:font-family="'Liberation Sans'" style:font-family-generic="roman" style:font-pitch="variable" fo:font-size="12pt" style:letter-kerning="true" style:font-family-asian="'WenQuanYi Zen Hei Sharp'" style:font-family-generic-asian="system" style:font-pitch-asian="variable" style:font-size-asian="12pt" style:font-family-complex="'Lohit Devanagari'" style:font-family-generic-complex="system" style:font-pitch-complex="variable" style:font-size-complex="12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ffffff" fo:font-size="18pt" fo:font-weight="bold" style:font-weight-asian="bold" style:font-weight-complex="bold"/>
    </style:style>
    <style:style style:name="T11" style:family="text">
      <style:text-properties fo:color="#c0c0c0" fo:font-size="18pt"/>
    </style:style>
    <style:style style:name="T12" style:family="text">
      <style:text-properties fo:font-size="18pt" fo:font-weight="bold" style:font-weight-asian="bold" style:font-weight-complex="bold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217cm" svg:y="6.858cm" presentation:class="title" presentation:user-transformed="true">
          <draw:text-box>
            <text:p><text:span text:style-name="T1">NFS Active Active</text:span><text:span text:style-name="T1"><text:line-break/></text:span><text:span text:style-name="T1">Deployment Overview</text:span></text:p>
          </draw:text-box>
        </draw:frame>
        <draw:frame draw:style-name="gr1" draw:text-style-name="P2" draw:layer="layout" svg:width="27.178cm" svg:height="3.994cm" svg:x="0.254cm" svg:y="16.51cm">
          <draw:text-box>
            <text:p text:style-name="P2"/>
            <text:p text:style-name="P3"/>
            <text:p text:style-name="P3"><text:span text:style-name="T2">An automated deployment script outlining the specifics of how to deploy HA NFS active-active with Pacemaker can be found at the link below.</text:span></text:p>
            <text:p text:style-name="P3"><text:span text:style-name="T2"/></text:p>
            <text:p text:style-name="P3"><text:span text:style-name="T2"><text:a xlink:href="https://github.com/davidvossel/phd/blob/master/scenarios/nfs-active-active.scenario" xlink:type="simple">https://github.com/davidvossel/phd/blob/master/scenarios/nfs-active-active.scenario</text:a></text:span><text:span text:style-name="T2"> </text:span></text:p>
          </draw:text-box>
        </draw:frame>
        <draw:frame draw:style-name="gr2" draw:text-style-name="P2" draw:layer="layout" svg:width="13.719cm" svg:height="2.385cm" svg:x="6.604cm" svg:y="11.839cm">
          <draw:text-box>
            <text:p text:style-name="P2"/>
            <text:p text:style-name="P2"><text:span text:style-name="T3">Author:</text:span> David Vossel &lt;dvossel@redhat.com&gt; </text:p>
            <text:p text:style-name="P2"><text:span text:style-name="T3">Version:</text:span> 3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NFSv4 Active Active</text:p>
          </draw:text-box>
        </draw:frame>
        <draw:custom-shape draw:style-name="gr4" draw:text-style-name="P5" draw:layer="layout" svg:width="7.874cm" svg:height="2.74cm" svg:x="7.881cm" svg:y="5.264cm">
          <text:p text:style-name="P3"><text:span text:style-name="T4">FS-GROUP1</text:span></text:p>
          <text:p text:style-name="P3"><text:span text:style-name="T5"/></text:p>
          <text:p text:style-name="P3"><text:span text:style-name="T5"/></text:p>
          <text:p text:style-name="P3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7.747cm" svg:height="0.762cm" svg:x="7.962cm" svg:y="6.153cm">
          <text:p text:style-name="P6"><text:span text:style-name="T6">fs1</text:span><text:span text:style-name="T7"> /dev/vda1 /mnt/exports/expo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7.747cm" svg:height="0.762cm" svg:x="7.961cm" svg:y="7.052cm">
          <text:p text:style-name="P6"><text:span text:style-name="T6">fs2</text:span><text:span text:style-name="T7"> /dev/vda2 /mnt/exports/expo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5.996cm" svg:height="3.175cm" svg:x="7.88cm" svg:y="8.882cm">
          <text:p text:style-name="P3"><text:span text:style-name="T3">NFS-GROUP-CLONE</text:span><text:span text:style-name="T3"><text:line-break/></text:span><text:span text:style-name="T3"/></text:p>
          <text:p text:style-name="P3"><text:span text:style-name="T3"/></text:p>
          <text:p text:style-name="P3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14.448cm" svg:height="0.762cm" svg:x="8.912cm" svg:y="10.152cm">
          <text:p text:style-name="P9"><text:span text:style-name="T8">NFS Dae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14.448cm" svg:height="0.762cm" svg:x="8.91cm" svg:y="11.051cm">
          <text:p text:style-name="P6"><text:span text:style-name="T8">export-root</text:span><text:span text:style-name="T9"> fsid=0 dir=/mnt/ex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7.874cm" svg:height="3.742cm" svg:x="7.832cm" svg:y="13.538cm">
          <text:p text:style-name="P3"><text:span text:style-name="T4">EXPORT-GROUP1</text:span></text:p>
          <text:p text:style-name="P3"><text:span text:style-name="T4"/></text:p>
          <text:p text:style-name="P3"><text:span text:style-name="T5"/></text:p>
          <text:p text:style-name="P3"><text:span text:style-name="T5"/></text:p>
          <text:p text:style-name="P3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7.747cm" svg:height="0.762cm" svg:x="7.913cm" svg:y="14.427cm">
          <text:p text:style-name="P6"><text:span text:style-name="T6">export1</text:span><text:span text:style-name="T7"> fsid=1 dir=/mnt/exports/expo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7.747cm" svg:height="0.762cm" svg:x="7.912cm" svg:y="15.326cm">
          <text:p text:style-name="P6"><text:span text:style-name="T6">export2</text:span><text:span text:style-name="T7"> fsid=2 dir= /mnt/exports/expo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7.747cm" svg:height="0.762cm" svg:x="7.911cm" svg:y="16.225cm">
          <text:p text:style-name="P6"><text:span text:style-name="T6">vip1</text:span><text:span text:style-name="T7"> ip=192.168.122.2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3" draw:layer="layout" svg:width="5.588cm" svg:height="3.026cm" svg:x="1.27cm" svg:y="5.326cm">
          <draw:text-box>
            <text:p text:style-name="P12"><text:span text:style-name="T8">The nfs resource stack consists of shared filesystems</text:span></text:p>
            <text:p text:style-name="P12"><text:span text:style-name="T8"/></text:p>
            <text:p text:style-name="P12"><text:span text:style-name="T8"/></text:p>
          </draw:text-box>
        </draw:frame>
        <draw:frame draw:style-name="gr13" draw:text-style-name="P13" draw:layer="layout" svg:width="4.078cm" svg:height="3.581cm" svg:x="1.31cm" svg:y="9.014cm">
          <draw:text-box>
            <text:p text:style-name="P12"><text:span text:style-name="T8">Followed by a cloned instance of the nfs daemons</text:span></text:p>
            <text:p text:style-name="P12"><text:span text:style-name="T8"/></text:p>
            <text:p text:style-name="P12"><text:span text:style-name="T8"/></text:p>
          </draw:text-box>
        </draw:frame>
        <draw:frame draw:style-name="gr14" draw:text-style-name="P13" draw:layer="layout" svg:width="6.172cm" svg:height="4.136cm" svg:x="1.248cm" svg:y="13.726cm">
          <draw:text-box>
            <text:p text:style-name="P12"><text:span text:style-name="T8">And lastly a set of export groups that define how the shared filesystems should be exported.</text:span></text:p>
            <text:p text:style-name="P12"><text:span text:style-name="T8"/></text:p>
            <text:p text:style-name="P12"><text:span text:style-name="T8"/></text:p>
          </draw:text-box>
        </draw:frame>
        <draw:line draw:style-name="gr15" draw:text-style-name="P14" draw:layer="layout" svg:x1="25.4cm" svg:y1="4.572cm" svg:x2="25.654cm" svg:y2="18.288cm">
          <text:p/>
        </draw:line>
        <draw:frame draw:style-name="gr16" draw:text-style-name="P15" draw:layer="layout" svg:width="3.81cm" svg:height="0.962cm" svg:x="23.876cm" svg:y="3.102cm">
          <draw:text-box>
            <text:p text:style-name="P15">Start order</text:p>
          </draw:text-box>
        </draw:frame>
        <draw:custom-shape draw:style-name="gr17" draw:text-style-name="P5" draw:layer="layout" svg:width="7.874cm" svg:height="2.74cm" svg:x="16.002cm" svg:y="5.245cm">
          <text:p text:style-name="P3"><text:span text:style-name="T10">FS-GROUP2</text:span></text:p>
          <text:p text:style-name="P3"><text:span text:style-name="T11"/></text:p>
          <text:p text:style-name="P3"><text:span text:style-name="T11"/></text:p>
          <text:p text:style-name="P3"><text:span text:style-name="T1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7.747cm" svg:height="0.762cm" svg:x="16.083cm" svg:y="6.134cm">
          <text:p text:style-name="P6"><text:span text:style-name="T6">fs3</text:span><text:span text:style-name="T7"> /dev/vda3 /mnt/exports/export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7.747cm" svg:height="0.762cm" svg:x="16.082cm" svg:y="7.033cm">
          <text:p text:style-name="P6"><text:span text:style-name="T6">fs4</text:span><text:span text:style-name="T7"> /dev/vda4 /mnt/exports/export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7.874cm" svg:height="3.742cm" svg:x="16.001cm" svg:y="13.544cm">
          <text:p text:style-name="P3"><text:span text:style-name="T10">EXPORT-GROUP2</text:span></text:p>
          <text:p text:style-name="P3"><text:span text:style-name="T10"/></text:p>
          <text:p text:style-name="P3"><text:span text:style-name="T11"/></text:p>
          <text:p text:style-name="P3"><text:span text:style-name="T11"/></text:p>
          <text:p text:style-name="P3"><text:span text:style-name="T1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7" draw:layer="layout" svg:width="7.747cm" svg:height="0.762cm" svg:x="16.082cm" svg:y="14.433cm">
          <text:p text:style-name="P6"><text:span text:style-name="T6">export3</text:span><text:span text:style-name="T7"> fsid=3 dir=/mnt/exports/expo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7" draw:layer="layout" svg:width="7.747cm" svg:height="0.762cm" svg:x="16.081cm" svg:y="15.332cm">
          <text:p text:style-name="P6"><text:span text:style-name="T6">export3</text:span><text:span text:style-name="T7"> fsid=4 dir= /mnt/exports/expo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7" draw:layer="layout" svg:width="7.747cm" svg:height="0.762cm" svg:x="16.08cm" svg:y="16.231cm">
          <text:p text:style-name="P6"><text:span text:style-name="T6">vip2</text:span><text:span text:style-name="T7"> ip=192.168.122.200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NFSv4 Active Active</text:p>
          </draw:text-box>
        </draw:frame>
        <draw:custom-shape draw:style-name="gr4" draw:text-style-name="P16" draw:layer="layout" svg:width="7.874cm" svg:height="2.74cm" svg:x="7.881cm" svg:y="5.264cm">
          <text:p text:style-name="P14"><text:span text:style-name="T4">FS-GROUP1</text:span></text:p>
          <text:p text:style-name="P14"><text:span text:style-name="T5"/></text:p>
          <text:p text:style-name="P14"><text:span text:style-name="T5"/></text:p>
          <text:p text:style-name="P14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layout" svg:width="7.747cm" svg:height="0.762cm" svg:x="7.962cm" svg:y="6.153cm">
          <text:p text:style-name="P14"><text:span text:style-name="T6">fs1</text:span><text:span text:style-name="T7"> /dev/vda1 /mnt/exports/expo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7" draw:layer="layout" svg:width="7.747cm" svg:height="0.762cm" svg:x="7.961cm" svg:y="7.052cm">
          <text:p text:style-name="P14"><text:span text:style-name="T6">fs2</text:span><text:span text:style-name="T7"> /dev/vda2 /mnt/exports/expo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7" draw:layer="layout" svg:width="15.996cm" svg:height="3.175cm" svg:x="7.88cm" svg:y="8.882cm">
          <text:p text:style-name="P14"><text:span text:style-name="T3">NFS-GROUP-CLONE</text:span><text:span text:style-name="T3"><text:line-break/></text:span><text:span text:style-name="T3"/></text:p>
          <text:p text:style-name="P14"><text:span text:style-name="T3"/></text:p>
          <text:p text:style-name="P14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14.448cm" svg:height="0.762cm" svg:x="8.912cm" svg:y="10.152cm">
          <text:p text:style-name="P14"><text:span text:style-name="T8">NFS Dae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14.448cm" svg:height="0.762cm" svg:x="8.91cm" svg:y="11.051cm">
          <text:p text:style-name="P14"><text:span text:style-name="T8">export-root</text:span><text:span text:style-name="T9"> fsid=0 dir=/mnt/ex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7.874cm" svg:height="3.742cm" svg:x="7.832cm" svg:y="13.538cm">
          <text:p text:style-name="P14"><text:span text:style-name="T4">EXPORT-GROUP1</text:span></text:p>
          <text:p text:style-name="P14"><text:span text:style-name="T4"/></text:p>
          <text:p text:style-name="P14"><text:span text:style-name="T5"/></text:p>
          <text:p text:style-name="P14"><text:span text:style-name="T5"/></text:p>
          <text:p text:style-name="P14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7" draw:layer="layout" svg:width="7.747cm" svg:height="0.762cm" svg:x="7.913cm" svg:y="14.427cm">
          <text:p text:style-name="P14"><text:span text:style-name="T6">export1</text:span><text:span text:style-name="T7"> fsid=1 dir=/mnt/exports/expo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7" draw:layer="layout" svg:width="7.747cm" svg:height="0.762cm" svg:x="7.912cm" svg:y="15.326cm">
          <text:p text:style-name="P14"><text:span text:style-name="T6">export2</text:span><text:span text:style-name="T7"> fsid=2 dir= /mnt/exports/expo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7" draw:layer="layout" svg:width="7.747cm" svg:height="0.762cm" svg:x="7.911cm" svg:y="16.225cm">
          <text:p text:style-name="P14"><text:span text:style-name="T6">vip1</text:span><text:span text:style-name="T7"> ip=192.168.122.2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3" draw:layer="layout" svg:width="5.588cm" svg:height="3.026cm" svg:x="1.27cm" svg:y="5.326cm">
          <draw:text-box>
            <text:p><text:span text:style-name="T8">The nfs resource stack consists of shared filesystems</text:span></text:p>
            <text:p><text:span text:style-name="T8"/></text:p>
            <text:p><text:span text:style-name="T8"/></text:p>
          </draw:text-box>
        </draw:frame>
        <draw:frame draw:style-name="gr13" draw:text-style-name="P13" draw:layer="layout" svg:width="4.078cm" svg:height="3.581cm" svg:x="1.31cm" svg:y="9.014cm">
          <draw:text-box>
            <text:p><text:span text:style-name="T8">Followed by a cloned instance of the nfs daemons</text:span></text:p>
            <text:p><text:span text:style-name="T8"/></text:p>
            <text:p><text:span text:style-name="T8"/></text:p>
          </draw:text-box>
        </draw:frame>
        <draw:frame draw:style-name="gr14" draw:text-style-name="P13" draw:layer="layout" svg:width="6.172cm" svg:height="4.136cm" svg:x="1.248cm" svg:y="13.726cm">
          <draw:text-box>
            <text:p><text:span text:style-name="T8">And lastly a set of export groups that define how the shared filesystems should be exported.</text:span></text:p>
            <text:p><text:span text:style-name="T8"/></text:p>
            <text:p><text:span text:style-name="T8"/></text:p>
          </draw:text-box>
        </draw:frame>
        <draw:line draw:style-name="gr15" draw:text-style-name="P14" draw:layer="layout" svg:x1="25.4cm" svg:y1="4.572cm" svg:x2="25.654cm" svg:y2="18.288cm">
          <text:p/>
        </draw:line>
        <draw:frame draw:style-name="gr16" draw:layer="layout" svg:width="3.81cm" svg:height="0.962cm" svg:x="23.876cm" svg:y="3.102cm">
          <draw:text-box>
            <text:p>Start order</text:p>
          </draw:text-box>
        </draw:frame>
        <draw:custom-shape draw:style-name="gr17" draw:text-style-name="P5" draw:layer="layout" svg:width="7.874cm" svg:height="2.74cm" svg:x="16.002cm" svg:y="5.245cm">
          <text:p text:style-name="P14"><text:span text:style-name="T10">FS-GROUP2</text:span></text:p>
          <text:p text:style-name="P14"><text:span text:style-name="T11"/></text:p>
          <text:p text:style-name="P14"><text:span text:style-name="T11"/></text:p>
          <text:p text:style-name="P14"><text:span text:style-name="T1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7" draw:layer="layout" svg:width="7.747cm" svg:height="0.762cm" svg:x="16.083cm" svg:y="6.134cm">
          <text:p text:style-name="P14"><text:span text:style-name="T6">fs3</text:span><text:span text:style-name="T7"> /dev/vda3 /mnt/exports/export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7" draw:layer="layout" svg:width="7.747cm" svg:height="0.762cm" svg:x="16.082cm" svg:y="7.033cm">
          <text:p text:style-name="P14"><text:span text:style-name="T6">fs4</text:span><text:span text:style-name="T7"> /dev/vda4 /mnt/exports/export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7.874cm" svg:height="3.742cm" svg:x="16.001cm" svg:y="13.544cm">
          <text:p text:style-name="P14"><text:span text:style-name="T10">EXPORT-GROUP2</text:span></text:p>
          <text:p text:style-name="P14"><text:span text:style-name="T10"/></text:p>
          <text:p text:style-name="P14"><text:span text:style-name="T11"/></text:p>
          <text:p text:style-name="P14"><text:span text:style-name="T11"/></text:p>
          <text:p text:style-name="P14"><text:span text:style-name="T1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7" draw:layer="layout" svg:width="7.747cm" svg:height="0.762cm" svg:x="16.082cm" svg:y="14.433cm">
          <text:p text:style-name="P14"><text:span text:style-name="T6">export3</text:span><text:span text:style-name="T7"> fsid=3 dir=/mnt/exports/expo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7" draw:layer="layout" svg:width="7.747cm" svg:height="0.762cm" svg:x="16.081cm" svg:y="15.332cm">
          <text:p text:style-name="P14"><text:span text:style-name="T6">export3</text:span><text:span text:style-name="T7"> fsid=4 dir= /mnt/exports/expo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7" draw:layer="layout" svg:width="7.747cm" svg:height="0.762cm" svg:x="16.08cm" svg:y="16.231cm">
          <text:p text:style-name="P14"><text:span text:style-name="T6">vip2</text:span><text:span text:style-name="T7"> ip=192.168.122.200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NFSv4 Active Active</text:p>
          </draw:text-box>
        </draw:frame>
        <draw:custom-shape draw:style-name="gr4" draw:text-style-name="P5" draw:layer="layout" svg:width="7.874cm" svg:height="2.74cm" svg:x="7.681cm" svg:y="5.264cm">
          <text:p text:style-name="P14"><text:span text:style-name="T10">FS-GROUP1</text:span></text:p>
          <text:p text:style-name="P14"><text:span text:style-name="T11"/></text:p>
          <text:p text:style-name="P14"><text:span text:style-name="T11"/></text:p>
          <text:p text:style-name="P14"><text:span text:style-name="T1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7" draw:layer="layout" svg:width="7.747cm" svg:height="0.762cm" svg:x="7.762cm" svg:y="6.153cm">
          <text:p text:style-name="P14"><text:span text:style-name="T6">fs1</text:span><text:span text:style-name="T7"> /dev/vda1 /mnt/exports/expo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7" draw:layer="layout" svg:width="7.747cm" svg:height="0.762cm" svg:x="7.761cm" svg:y="7.052cm">
          <text:p text:style-name="P14"><text:span text:style-name="T6">fs2</text:span><text:span text:style-name="T7"> /dev/vda2 /mnt/exports/expo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5.996cm" svg:height="3.175cm" svg:x="7.68cm" svg:y="8.882cm">
          <text:p text:style-name="P14"><text:span text:style-name="T12">NFS-GROUP-CLONE</text:span><text:span text:style-name="T12"><text:line-break/></text:span><text:span text:style-name="T12"/></text:p>
          <text:p text:style-name="P14"><text:span text:style-name="T12"/></text:p>
          <text:p text:style-name="P14"><text:span text:style-name="T1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14.448cm" svg:height="0.762cm" svg:x="8.712cm" svg:y="10.152cm">
          <text:p text:style-name="P14"><text:span text:style-name="T8">NFS Dae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14.448cm" svg:height="0.762cm" svg:x="8.71cm" svg:y="11.051cm">
          <text:p text:style-name="P14"><text:span text:style-name="T8">export-root</text:span><text:span text:style-name="T9"> fsid=0 dir=/mnt/ex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7.874cm" svg:height="3.742cm" svg:x="7.632cm" svg:y="13.538cm">
          <text:p text:style-name="P14"><text:span text:style-name="T10">EXPORT-GROUP1</text:span></text:p>
          <text:p text:style-name="P14"><text:span text:style-name="T10"/></text:p>
          <text:p text:style-name="P14"><text:span text:style-name="T11"/></text:p>
          <text:p text:style-name="P14"><text:span text:style-name="T11"/></text:p>
          <text:p text:style-name="P14"><text:span text:style-name="T1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7.747cm" svg:height="0.762cm" svg:x="7.713cm" svg:y="14.427cm">
          <text:p text:style-name="P14"><text:span text:style-name="T6">export1</text:span><text:span text:style-name="T7"> fsid=1 dir=/mnt/exports/expo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7" draw:layer="layout" svg:width="7.747cm" svg:height="0.762cm" svg:x="7.712cm" svg:y="15.326cm">
          <text:p text:style-name="P14"><text:span text:style-name="T6">export2</text:span><text:span text:style-name="T7"> fsid=2 dir= /mnt/exports/expo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7" draw:layer="layout" svg:width="7.747cm" svg:height="0.762cm" svg:x="7.711cm" svg:y="16.225cm">
          <text:p text:style-name="P14"><text:span text:style-name="T6">vip1</text:span><text:span text:style-name="T7"> ip=192.168.122.2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7.874cm" svg:height="2.74cm" svg:x="17.002cm" svg:y="5.245cm">
          <text:p text:style-name="P14"><text:span text:style-name="T10">FS-GROUP2</text:span></text:p>
          <text:p text:style-name="P14"><text:span text:style-name="T11"/></text:p>
          <text:p text:style-name="P14"><text:span text:style-name="T11"/></text:p>
          <text:p text:style-name="P14"><text:span text:style-name="T1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7" draw:layer="layout" svg:width="7.747cm" svg:height="0.762cm" svg:x="17.083cm" svg:y="6.134cm">
          <text:p text:style-name="P14"><text:span text:style-name="T6">fs3</text:span><text:span text:style-name="T7"> /dev/vda3 /mnt/exports/export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7" draw:layer="layout" svg:width="7.747cm" svg:height="0.762cm" svg:x="17.082cm" svg:y="7.033cm">
          <text:p text:style-name="P14"><text:span text:style-name="T6">fs4</text:span><text:span text:style-name="T7"> /dev/vda4 /mnt/exports/export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7.874cm" svg:height="3.742cm" svg:x="17.001cm" svg:y="13.544cm">
          <text:p text:style-name="P14"><text:span text:style-name="T10">EXPORT-GROUP2</text:span></text:p>
          <text:p text:style-name="P14"><text:span text:style-name="T10"/></text:p>
          <text:p text:style-name="P14"><text:span text:style-name="T11"/></text:p>
          <text:p text:style-name="P14"><text:span text:style-name="T11"/></text:p>
          <text:p text:style-name="P14"><text:span text:style-name="T1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7" draw:layer="layout" svg:width="7.747cm" svg:height="0.762cm" svg:x="17.082cm" svg:y="14.433cm">
          <text:p text:style-name="P14"><text:span text:style-name="T6">export3</text:span><text:span text:style-name="T7"> fsid=3 dir=/mnt/exports/expo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7" draw:layer="layout" svg:width="7.747cm" svg:height="0.762cm" svg:x="17.081cm" svg:y="15.332cm">
          <text:p text:style-name="P14"><text:span text:style-name="T6">export3</text:span><text:span text:style-name="T7"> fsid=4 dir= /mnt/exports/expo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7" draw:layer="layout" svg:width="7.747cm" svg:height="0.762cm" svg:x="17.08cm" svg:y="16.231cm">
          <text:p text:style-name="P14"><text:span text:style-name="T6">vip2</text:span><text:span text:style-name="T7"> ip=192.168.122.2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3" draw:text-style-name="P14" draw:layer="layout" svg:x1="5.134cm" svg:y1="6.604cm" svg:x2="7.42cm" svg:y2="6.604cm">
          <text:p/>
        </draw:line>
        <draw:line draw:style-name="gr44" draw:text-style-name="P14" draw:layer="layout" svg:x1="5.134cm" svg:y1="6.604cm" svg:x2="5.134cm" svg:y2="16.256cm">
          <text:p/>
        </draw:line>
        <draw:line draw:style-name="gr43" draw:text-style-name="P14" draw:layer="layout" svg:x1="5.134cm" svg:y1="16.256cm" svg:x2="7.42cm" svg:y2="16.256cm">
          <text:p/>
        </draw:line>
        <draw:frame draw:style-name="gr16" draw:text-style-name="P13" draw:layer="layout" svg:width="4.88cm" svg:height="4.136cm" svg:x="0.254cm" svg:y="8.792cm">
          <draw:text-box>
            <text:p><text:span text:style-name="T8">These move as a single unit</text:span></text:p>
            <text:p><text:span text:style-name="T8"/></text:p>
            <text:p><text:span text:style-name="T8">Each filesystem group has a export group it is tied to.</text:span></text:p>
          </draw:text-box>
        </draw:frame>
        <draw:line draw:style-name="gr43" draw:text-style-name="P14" draw:layer="layout" svg:x1="26.6cm" svg:y1="6.858cm" svg:x2="25.076cm" svg:y2="6.858cm">
          <text:p/>
        </draw:line>
        <draw:line draw:style-name="gr44" draw:text-style-name="P14" draw:layer="layout" svg:x1="26.6cm" svg:y1="6.858cm" svg:x2="26.6cm" svg:y2="15.748cm">
          <text:p/>
        </draw:line>
        <draw:line draw:style-name="gr43" draw:text-style-name="P14" draw:layer="layout" svg:x1="26.6cm" svg:y1="15.748cm" svg:x2="25.33cm" svg:y2="15.748cm">
          <text:p/>
        </draw:lin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NFSv4 Active Active</text:p>
          </draw:text-box>
        </draw:frame>
        <draw:custom-shape draw:style-name="gr7" draw:text-style-name="P8" draw:layer="layout" svg:width="7.874cm" svg:height="3.175cm" svg:x="10.243cm" svg:y="10.953cm">
          <text:p text:style-name="P14"><text:span text:style-name="T12">NFS-GROUP-CLONE</text:span><text:span text:style-name="T12"><text:line-break/></text:span><text:span text:style-name="T12"/></text:p>
          <text:p text:style-name="P14"><text:span text:style-name="T12"/></text:p>
          <text:p text:style-name="P14"><text:span text:style-name="T1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874cm" svg:height="2.74cm" svg:x="1.744cm" svg:y="7.952cm">
          <text:p text:style-name="P14"><text:span text:style-name="T10">FS-GROUP1</text:span></text:p>
          <text:p text:style-name="P14"><text:span text:style-name="T11"/></text:p>
          <text:p text:style-name="P14"><text:span text:style-name="T11"/></text:p>
          <text:p text:style-name="P14"><text:span text:style-name="T1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7" draw:layer="layout" svg:width="7.747cm" svg:height="0.762cm" svg:x="1.825cm" svg:y="8.841cm">
          <text:p text:style-name="P14"><text:span text:style-name="T6">fs1</text:span><text:span text:style-name="T7"> /dev/vda1 /mnt/exports/expo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7.747cm" svg:height="0.762cm" svg:x="1.824cm" svg:y="9.74cm">
          <text:p text:style-name="P14"><text:span text:style-name="T6">fs2</text:span><text:span text:style-name="T7"> /dev/vda2 /mnt/exports/expo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7.874cm" svg:height="2.74cm" svg:x="10.243cm" svg:y="7.951cm">
          <text:p text:style-name="P14"><text:span text:style-name="T10">FS-GROUP2</text:span></text:p>
          <text:p text:style-name="P14"><text:span text:style-name="T11"/></text:p>
          <text:p text:style-name="P14"><text:span text:style-name="T11"/></text:p>
          <text:p text:style-name="P14"><text:span text:style-name="T1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7" draw:layer="layout" svg:width="7.747cm" svg:height="0.762cm" svg:x="10.324cm" svg:y="8.84cm">
          <text:p text:style-name="P14"><text:span text:style-name="T6">fs3</text:span><text:span text:style-name="T7"> /dev/vda3 /mnt/exports/export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7" draw:layer="layout" svg:width="7.747cm" svg:height="0.762cm" svg:x="10.323cm" svg:y="9.739cm">
          <text:p text:style-name="P14"><text:span text:style-name="T6">fs4</text:span><text:span text:style-name="T7"> /dev/vda4 /mnt/exports/export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7.874cm" svg:height="3.175cm" svg:x="1.744cm" svg:y="10.954cm">
          <text:p text:style-name="P14"><text:span text:style-name="T12">NFS-GROUP-CLONE</text:span><text:span text:style-name="T12"><text:line-break/></text:span><text:span text:style-name="T12"/></text:p>
          <text:p text:style-name="P14"><text:span text:style-name="T12"/></text:p>
          <text:p text:style-name="P14"><text:span text:style-name="T1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7.112cm" svg:height="0.762cm" svg:x="2.252cm" svg:y="12.224cm">
          <text:p text:style-name="P14"><text:span text:style-name="T8">NFS Dae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7.112cm" svg:height="0.762cm" svg:x="2.251cm" svg:y="13.123cm">
          <text:p text:style-name="P14"><text:span text:style-name="T8">export-root</text:span><text:span text:style-name="T9"> fsid=0 dir=/mnt/ex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7.112cm" svg:height="0.762cm" svg:x="10.75cm" svg:y="13.122cm">
          <text:p text:style-name="P14"><text:span text:style-name="T8">export-root</text:span><text:span text:style-name="T9"> fsid=0 dir=/mnt/ex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7.112cm" svg:height="0.762cm" svg:x="10.751cm" svg:y="12.223cm">
          <text:p text:style-name="P14"><text:span text:style-name="T8">NFS Dae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7.874cm" svg:height="3.742cm" svg:x="1.743cm" svg:y="14.451cm">
          <text:p text:style-name="P14"><text:span text:style-name="T10">EXPORT-GROUP1</text:span></text:p>
          <text:p text:style-name="P14"><text:span text:style-name="T10"/></text:p>
          <text:p text:style-name="P14"><text:span text:style-name="T11"/></text:p>
          <text:p text:style-name="P14"><text:span text:style-name="T11"/></text:p>
          <text:p text:style-name="P14"><text:span text:style-name="T1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7" draw:layer="layout" svg:width="7.747cm" svg:height="0.762cm" svg:x="1.824cm" svg:y="15.34cm">
          <text:p text:style-name="P14"><text:span text:style-name="T6">export1</text:span><text:span text:style-name="T7"> fsid=1 dir=/mnt/exports/expo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7" draw:layer="layout" svg:width="7.747cm" svg:height="0.762cm" svg:x="1.823cm" svg:y="16.239cm">
          <text:p text:style-name="P14"><text:span text:style-name="T6">export2</text:span><text:span text:style-name="T7"> fsid=2 dir= /mnt/exports/expo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7" draw:layer="layout" svg:width="7.747cm" svg:height="0.762cm" svg:x="1.822cm" svg:y="17.138cm">
          <text:p text:style-name="P14"><text:span text:style-name="T6">vip1</text:span><text:span text:style-name="T7"> ip=192.168.122.2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7.874cm" svg:height="3.742cm" svg:x="10.242cm" svg:y="14.45cm">
          <text:p text:style-name="P14"><text:span text:style-name="T10">EXPORT-GROUP2</text:span></text:p>
          <text:p text:style-name="P14"><text:span text:style-name="T10"/></text:p>
          <text:p text:style-name="P14"><text:span text:style-name="T11"/></text:p>
          <text:p text:style-name="P14"><text:span text:style-name="T11"/></text:p>
          <text:p text:style-name="P14"><text:span text:style-name="T1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7" draw:layer="layout" svg:width="7.747cm" svg:height="0.762cm" svg:x="10.323cm" svg:y="15.339cm">
          <text:p text:style-name="P14"><text:span text:style-name="T6">export3</text:span><text:span text:style-name="T7"> fsid=3 dir=/mnt/exports/expo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7" draw:layer="layout" svg:width="7.747cm" svg:height="0.762cm" svg:x="10.322cm" svg:y="16.238cm">
          <text:p text:style-name="P14"><text:span text:style-name="T6">export3</text:span><text:span text:style-name="T7"> fsid=4 dir= /mnt/exports/expo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7" draw:layer="layout" svg:width="7.747cm" svg:height="0.762cm" svg:x="10.321cm" svg:y="17.137cm">
          <text:p text:style-name="P14"><text:span text:style-name="T6">vip2</text:span><text:span text:style-name="T7"> ip=192.168.122.2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7.874cm" svg:height="3.175cm" svg:x="18.843cm" svg:y="10.953cm">
          <text:p text:style-name="P14"><text:span text:style-name="T12">NFS-GROUP-CLONE</text:span><text:span text:style-name="T12"><text:line-break/></text:span><text:span text:style-name="T12"/></text:p>
          <text:p text:style-name="P14"><text:span text:style-name="T12"/></text:p>
          <text:p text:style-name="P14"><text:span text:style-name="T1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5" draw:layer="layout" svg:width="7.874cm" svg:height="2.74cm" svg:x="18.843cm" svg:y="7.951cm">
          <text:p text:style-name="P14"><text:span text:style-name="T10">FS-GROUP3</text:span></text:p>
          <text:p text:style-name="P14"><text:span text:style-name="T11"/></text:p>
          <text:p text:style-name="P14"><text:span text:style-name="T11"/></text:p>
          <text:p text:style-name="P14"><text:span text:style-name="T1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7" draw:layer="layout" svg:width="7.747cm" svg:height="0.762cm" svg:x="18.924cm" svg:y="8.84cm">
          <text:p text:style-name="P14"><text:span text:style-name="T6">fs5</text:span><text:span text:style-name="T7"> /dev/vda5 /mnt/exports/export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7" draw:layer="layout" svg:width="7.747cm" svg:height="0.762cm" svg:x="18.923cm" svg:y="9.739cm">
          <text:p text:style-name="P14"><text:span text:style-name="T6">fs6</text:span><text:span text:style-name="T7"> /dev/vda6 /mnt/exports/export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7.112cm" svg:height="0.762cm" svg:x="19.35cm" svg:y="13.122cm">
          <text:p text:style-name="P14"><text:span text:style-name="T8">export-root</text:span><text:span text:style-name="T9"> fsid=0 dir=/mnt/ex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7.112cm" svg:height="0.762cm" svg:x="19.351cm" svg:y="12.223cm">
          <text:p text:style-name="P14"><text:span text:style-name="T8">NFS Dae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5" draw:layer="layout" svg:width="7.874cm" svg:height="3.742cm" svg:x="18.842cm" svg:y="14.45cm">
          <text:p text:style-name="P14"><text:span text:style-name="T10">EXPORT-GROUP3</text:span></text:p>
          <text:p text:style-name="P14"><text:span text:style-name="T10"/></text:p>
          <text:p text:style-name="P14"><text:span text:style-name="T11"/></text:p>
          <text:p text:style-name="P14"><text:span text:style-name="T11"/></text:p>
          <text:p text:style-name="P14"><text:span text:style-name="T1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7" draw:layer="layout" svg:width="7.747cm" svg:height="0.762cm" svg:x="18.923cm" svg:y="15.339cm">
          <text:p text:style-name="P14"><text:span text:style-name="T6">export5</text:span><text:span text:style-name="T7"> fsid=5 dir=/mnt/exports/export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7" draw:layer="layout" svg:width="7.747cm" svg:height="0.762cm" svg:x="18.922cm" svg:y="16.238cm">
          <text:p text:style-name="P14"><text:span text:style-name="T6">export5</text:span><text:span text:style-name="T7"> fsid=5 dir= /mnt/exports/export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7" draw:layer="layout" svg:width="7.747cm" svg:height="0.762cm" svg:x="18.921cm" svg:y="17.137cm">
          <text:p text:style-name="P14"><text:span text:style-name="T6">vip3</text:span><text:span text:style-name="T7"> ip=192.168.122.2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1" draw:text-style-name="P18" draw:layer="layout" svg:width="3.302cm" svg:height="1.393cm" svg:x="3.887cm" svg:y="6.46cm">
          <draw:text-box>
            <text:p><text:span text:style-name="T13">NODE1</text:span></text:p>
          </draw:text-box>
        </draw:frame>
        <draw:frame draw:style-name="gr61" draw:text-style-name="P18" draw:layer="layout" svg:width="3.302cm" svg:height="1.393cm" svg:x="12.287cm" svg:y="6.461cm">
          <draw:text-box>
            <text:p><text:span text:style-name="T13">NODE2</text:span></text:p>
          </draw:text-box>
        </draw:frame>
        <draw:frame draw:style-name="gr61" draw:text-style-name="P18" draw:layer="layout" svg:width="3.302cm" svg:height="1.393cm" svg:x="20.987cm" svg:y="6.462cm">
          <draw:text-box>
            <text:p><text:span text:style-name="T13">NODE3</text:span></text:p>
          </draw:text-box>
        </draw:frame>
        <draw:frame draw:style-name="gr62" draw:text-style-name="P13" draw:layer="layout" svg:width="18.288cm" svg:height="2.471cm" svg:x="4.826cm" svg:y="4.343cm">
          <draw:text-box>
            <text:p><text:span text:style-name="T8">Each node gets a cloned instance of the nfs daemons. <text:s/>The export and filesystem groups are spread evenly across the cluster. </text:span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ode Failure</text:p>
          </draw:text-box>
        </draw:frame>
        <draw:frame draw:style-name="gr63" draw:text-style-name="P13" draw:layer="layout" svg:width="23.622cm" svg:height="1.916cm" svg:x="2.794cm" svg:y="5.334cm">
          <draw:text-box>
            <text:p><text:span text:style-name="T8">After node failure, the unallocated export groups are distributed across the remaining nodes.</text:span></text:p>
            <text:p><text:span text:style-name="T8"/></text:p>
            <text:p><text:span text:style-name="T8"/></text:p>
          </draw:text-box>
        </draw:frame>
        <draw:custom-shape draw:style-name="gr4" draw:text-style-name="P16" draw:layer="layout" svg:width="7.874cm" svg:height="2.74cm" svg:x="1.941cm" svg:y="9.853cm">
          <text:p text:style-name="P14"><text:span text:style-name="T4">FS-GROUP1</text:span></text:p>
          <text:p text:style-name="P14"><text:span text:style-name="T5"/></text:p>
          <text:p text:style-name="P14"><text:span text:style-name="T5"/></text:p>
          <text:p text:style-name="P14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7" draw:layer="layout" svg:width="7.747cm" svg:height="0.762cm" svg:x="2.022cm" svg:y="10.742cm">
          <text:p text:style-name="P14"><text:span text:style-name="T6">fs1</text:span><text:span text:style-name="T7"> /dev/vda1 /mnt/exports/expo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7" draw:layer="layout" svg:width="7.747cm" svg:height="0.762cm" svg:x="2.021cm" svg:y="11.641cm">
          <text:p text:style-name="P14"><text:span text:style-name="T6">fs2</text:span><text:span text:style-name="T7"> /dev/vda2 /mnt/exports/expo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6" draw:layer="layout" svg:width="7.874cm" svg:height="2.74cm" svg:x="10.44cm" svg:y="9.852cm">
          <text:p text:style-name="P14"><text:span text:style-name="T4">FS-GROUP2</text:span></text:p>
          <text:p text:style-name="P14"><text:span text:style-name="T5"/></text:p>
          <text:p text:style-name="P14"><text:span text:style-name="T5"/></text:p>
          <text:p text:style-name="P14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7" draw:layer="layout" svg:width="7.747cm" svg:height="0.762cm" svg:x="10.521cm" svg:y="10.741cm">
          <text:p text:style-name="P14"><text:span text:style-name="T6">fs3</text:span><text:span text:style-name="T7"> /dev/vda3 /mnt/exports/export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7" draw:layer="layout" svg:width="7.747cm" svg:height="0.762cm" svg:x="10.52cm" svg:y="11.64cm">
          <text:p text:style-name="P14"><text:span text:style-name="T6">fs4</text:span><text:span text:style-name="T7"> /dev/vda4 /mnt/exports/export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7" draw:layer="layout" svg:width="16.361cm" svg:height="3.175cm" svg:x="1.941cm" svg:y="12.855cm">
          <text:p text:style-name="P14"><text:span text:style-name="T3">NFS-GROUP-CLONE</text:span><text:span text:style-name="T3"><text:line-break/></text:span><text:span text:style-name="T3"/></text:p>
          <text:p text:style-name="P14"><text:span text:style-name="T3"/></text:p>
          <text:p text:style-name="P14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15.391cm" svg:height="0.762cm" svg:x="2.449cm" svg:y="14.125cm">
          <text:p text:style-name="P14"><text:span text:style-name="T8">NFS Dae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15.392cm" svg:height="0.762cm" svg:x="2.448cm" svg:y="15.024cm">
          <text:p text:style-name="P14"><text:span text:style-name="T8">export-root</text:span><text:span text:style-name="T9"> fsid=0 dir=/mnt/ex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7.874cm" svg:height="3.742cm" svg:x="1.94cm" svg:y="16.352cm">
          <text:p text:style-name="P14"><text:span text:style-name="T4">EXPORT-GROUP1</text:span></text:p>
          <text:p text:style-name="P14"><text:span text:style-name="T4"/></text:p>
          <text:p text:style-name="P14"><text:span text:style-name="T5"/></text:p>
          <text:p text:style-name="P14"><text:span text:style-name="T5"/></text:p>
          <text:p text:style-name="P14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7" draw:layer="layout" svg:width="7.747cm" svg:height="0.762cm" svg:x="2.021cm" svg:y="17.241cm">
          <text:p text:style-name="P14"><text:span text:style-name="T6">export1</text:span><text:span text:style-name="T7"> fsid=1 dir=/mnt/exports/expo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7" draw:layer="layout" svg:width="7.747cm" svg:height="0.762cm" svg:x="2.02cm" svg:y="18.14cm">
          <text:p text:style-name="P14"><text:span text:style-name="T6">export2</text:span><text:span text:style-name="T7"> fsid=2 dir= /mnt/exports/expo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7" draw:layer="layout" svg:width="7.747cm" svg:height="0.762cm" svg:x="2.019cm" svg:y="19.039cm">
          <text:p text:style-name="P14"><text:span text:style-name="T6">vip1</text:span><text:span text:style-name="T7"> ip=192.168.122.2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6" draw:layer="layout" svg:width="7.874cm" svg:height="3.742cm" svg:x="10.439cm" svg:y="16.351cm">
          <text:p text:style-name="P14"><text:span text:style-name="T4">EXPORT-GROUP2</text:span></text:p>
          <text:p text:style-name="P14"><text:span text:style-name="T4"/></text:p>
          <text:p text:style-name="P14"><text:span text:style-name="T5"/></text:p>
          <text:p text:style-name="P14"><text:span text:style-name="T5"/></text:p>
          <text:p text:style-name="P14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7" draw:layer="layout" svg:width="7.747cm" svg:height="0.762cm" svg:x="10.52cm" svg:y="17.24cm">
          <text:p text:style-name="P14"><text:span text:style-name="T6">export3</text:span><text:span text:style-name="T7"> fsid=3 dir=/mnt/exports/expo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7" draw:layer="layout" svg:width="7.747cm" svg:height="0.762cm" svg:x="10.519cm" svg:y="18.139cm">
          <text:p text:style-name="P14"><text:span text:style-name="T6">export3</text:span><text:span text:style-name="T7"> fsid=4 dir= /mnt/exports/expo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7" draw:layer="layout" svg:width="7.747cm" svg:height="0.762cm" svg:x="10.518cm" svg:y="19.038cm">
          <text:p text:style-name="P14"><text:span text:style-name="T6">vip2</text:span><text:span text:style-name="T7"> ip=192.168.122.2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7" draw:layer="layout" svg:width="7.874cm" svg:height="3.175cm" svg:x="19.04cm" svg:y="12.854cm">
          <text:p text:style-name="P14"><text:span text:style-name="T3">NFS-GROUP-CLONE</text:span><text:span text:style-name="T3"><text:line-break/></text:span><text:span text:style-name="T3"/></text:p>
          <text:p text:style-name="P14"><text:span text:style-name="T3"/></text:p>
          <text:p text:style-name="P14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6" draw:layer="layout" svg:width="7.874cm" svg:height="2.74cm" svg:x="19.04cm" svg:y="9.852cm">
          <text:p text:style-name="P14"><text:span text:style-name="T4">FS-GROUP3</text:span></text:p>
          <text:p text:style-name="P14"><text:span text:style-name="T5"/></text:p>
          <text:p text:style-name="P14"><text:span text:style-name="T5"/></text:p>
          <text:p text:style-name="P14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7" draw:layer="layout" svg:width="7.747cm" svg:height="0.762cm" svg:x="19.121cm" svg:y="10.741cm">
          <text:p text:style-name="P14"><text:span text:style-name="T6">fs5</text:span><text:span text:style-name="T7"> /dev/vda5 /mnt/exports/export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7" draw:layer="layout" svg:width="7.747cm" svg:height="0.762cm" svg:x="19.12cm" svg:y="11.64cm">
          <text:p text:style-name="P14"><text:span text:style-name="T6">fs6</text:span><text:span text:style-name="T7"> /dev/vda6 /mnt/exports/export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7.112cm" svg:height="0.762cm" svg:x="19.547cm" svg:y="15.023cm">
          <text:p text:style-name="P14"><text:span text:style-name="T8">export-root</text:span><text:span text:style-name="T14"> </text:span><text:span text:style-name="T9">fsid=0 dir=/mnt/ex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7.112cm" svg:height="0.762cm" svg:x="19.548cm" svg:y="14.124cm">
          <text:p text:style-name="P14"><text:span text:style-name="T8">NFS Dae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6" draw:layer="layout" svg:width="7.874cm" svg:height="3.742cm" svg:x="19.039cm" svg:y="16.351cm">
          <text:p text:style-name="P14"><text:span text:style-name="T4">EXPORT-GROUP3</text:span></text:p>
          <text:p text:style-name="P14"><text:span text:style-name="T4"/></text:p>
          <text:p text:style-name="P14"><text:span text:style-name="T5"/></text:p>
          <text:p text:style-name="P14"><text:span text:style-name="T5"/></text:p>
          <text:p text:style-name="P14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7" draw:layer="layout" svg:width="7.747cm" svg:height="0.762cm" svg:x="19.12cm" svg:y="17.24cm">
          <text:p text:style-name="P14"><text:span text:style-name="T6">export5</text:span><text:span text:style-name="T7"> fsid=5 dir=/mnt/exports/export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7" draw:layer="layout" svg:width="7.747cm" svg:height="0.762cm" svg:x="19.119cm" svg:y="18.139cm">
          <text:p text:style-name="P14"><text:span text:style-name="T6">export5</text:span><text:span text:style-name="T7"> fsid=5 dir= /mnt/exports/export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7" draw:layer="layout" svg:width="7.747cm" svg:height="0.762cm" svg:x="19.118cm" svg:y="19.038cm">
          <text:p text:style-name="P14"><text:span text:style-name="T6">vip3</text:span><text:span text:style-name="T7"> ip=192.168.122.2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1" draw:text-style-name="P18" draw:layer="layout" svg:width="3.302cm" svg:height="1.393cm" svg:x="8.642cm" svg:y="8.386cm">
          <draw:text-box>
            <text:p><text:span text:style-name="T13">NODE1</text:span></text:p>
          </draw:text-box>
        </draw:frame>
        <draw:frame draw:style-name="gr61" draw:text-style-name="P18" draw:layer="layout" svg:width="3.302cm" svg:height="1.393cm" svg:x="21.269cm" svg:y="8.313cm">
          <draw:text-box>
            <text:p><text:span text:style-name="T13">NODE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FSv4 Grace and Lease Timers</text:p>
          </draw:text-box>
        </draw:frame>
        <draw:frame draw:style-name="gr79" draw:text-style-name="P13" draw:layer="layout" svg:width="23.622cm" svg:height="4.801cm" svg:x="2.848cm" svg:y="3.789cm">
          <draw:text-box>
            <text:p><text:span text:style-name="T8">The export filesystems are ordered to start before the nfs-daemons. This results in the restart of the local nfs daemons when a node acquires a new export group.</text:span></text:p>
            <text:p><text:span text:style-name="T8"/></text:p>
            <text:p><text:span text:style-name="T8">The daemon restart guarantees the nfsv4grace period is observed after an export moves. This allows clients previously connected to the export to renew file leases after the failover.</text:span></text:p>
          </draw:text-box>
        </draw:frame>
        <draw:custom-shape draw:style-name="gr4" draw:text-style-name="P5" draw:layer="layout" svg:width="7.874cm" svg:height="2.74cm" svg:x="1.941cm" svg:y="9.853cm">
          <text:p text:style-name="P14"><text:span text:style-name="T10">FS-GROUP1</text:span></text:p>
          <text:p text:style-name="P14"><text:span text:style-name="T11"/></text:p>
          <text:p text:style-name="P14"><text:span text:style-name="T11"/></text:p>
          <text:p text:style-name="P14"><text:span text:style-name="T1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7" draw:layer="layout" svg:width="7.747cm" svg:height="0.762cm" svg:x="2.022cm" svg:y="10.742cm">
          <text:p text:style-name="P14"><text:span text:style-name="T6">fs1</text:span><text:span text:style-name="T7"> /dev/vda1 /mnt/exports/expo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7" draw:layer="layout" svg:width="7.747cm" svg:height="0.762cm" svg:x="2.021cm" svg:y="11.641cm">
          <text:p text:style-name="P14"><text:span text:style-name="T6">fs2</text:span><text:span text:style-name="T7"> /dev/vda2 /mnt/exports/expo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7.874cm" svg:height="2.74cm" svg:x="10.44cm" svg:y="9.852cm">
          <text:p text:style-name="P14"><text:span text:style-name="T10">FS-GROUP2</text:span></text:p>
          <text:p text:style-name="P14"><text:span text:style-name="T11"/></text:p>
          <text:p text:style-name="P14"><text:span text:style-name="T11"/></text:p>
          <text:p text:style-name="P14"><text:span text:style-name="T1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7" draw:layer="layout" svg:width="7.747cm" svg:height="0.762cm" svg:x="10.521cm" svg:y="10.741cm">
          <text:p text:style-name="P14"><text:span text:style-name="T6">fs3</text:span><text:span text:style-name="T7"> /dev/vda3 /mnt/exports/export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7" draw:layer="layout" svg:width="7.747cm" svg:height="0.762cm" svg:x="10.52cm" svg:y="11.64cm">
          <text:p text:style-name="P14"><text:span text:style-name="T6">fs4</text:span><text:span text:style-name="T7"> /dev/vda4 /mnt/exports/export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6.361cm" svg:height="3.175cm" svg:x="1.941cm" svg:y="12.855cm">
          <text:p text:style-name="P14"><text:span text:style-name="T12">NFS-GROUP-CLONE</text:span><text:span text:style-name="T12"><text:line-break/></text:span><text:span text:style-name="T12"/></text:p>
          <text:p text:style-name="P14"><text:span text:style-name="T12"/></text:p>
          <text:p text:style-name="P14"><text:span text:style-name="T1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15.391cm" svg:height="0.762cm" svg:x="2.449cm" svg:y="14.125cm">
          <text:p text:style-name="P14"><text:span text:style-name="T8">NFS Dae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15.392cm" svg:height="0.762cm" svg:x="2.448cm" svg:y="15.024cm">
          <text:p text:style-name="P14"><text:span text:style-name="T8">export-root</text:span><text:span text:style-name="T9"> fsid=0 dir=/mnt/ex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874cm" svg:height="3.742cm" svg:x="1.94cm" svg:y="16.352cm">
          <text:p text:style-name="P14"><text:span text:style-name="T10">EXPORT-GROUP1</text:span></text:p>
          <text:p text:style-name="P14"><text:span text:style-name="T10"/></text:p>
          <text:p text:style-name="P14"><text:span text:style-name="T11"/></text:p>
          <text:p text:style-name="P14"><text:span text:style-name="T11"/></text:p>
          <text:p text:style-name="P14"><text:span text:style-name="T1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7" draw:layer="layout" svg:width="7.747cm" svg:height="0.762cm" svg:x="2.021cm" svg:y="17.241cm">
          <text:p text:style-name="P14"><text:span text:style-name="T6">export1</text:span><text:span text:style-name="T7"> fsid=1 dir=/mnt/exports/expo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7" draw:layer="layout" svg:width="7.747cm" svg:height="0.762cm" svg:x="2.02cm" svg:y="18.14cm">
          <text:p text:style-name="P14"><text:span text:style-name="T6">export2</text:span><text:span text:style-name="T7"> fsid=2 dir= /mnt/exports/expo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7" draw:layer="layout" svg:width="7.747cm" svg:height="0.762cm" svg:x="2.019cm" svg:y="19.039cm">
          <text:p text:style-name="P14"><text:span text:style-name="T6">vip1</text:span><text:span text:style-name="T7"> ip=192.168.122.2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7.874cm" svg:height="3.742cm" svg:x="10.439cm" svg:y="16.351cm">
          <text:p text:style-name="P14"><text:span text:style-name="T10">EXPORT-GROUP2</text:span></text:p>
          <text:p text:style-name="P14"><text:span text:style-name="T10"/></text:p>
          <text:p text:style-name="P14"><text:span text:style-name="T11"/></text:p>
          <text:p text:style-name="P14"><text:span text:style-name="T11"/></text:p>
          <text:p text:style-name="P14"><text:span text:style-name="T1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7" draw:layer="layout" svg:width="7.747cm" svg:height="0.762cm" svg:x="10.52cm" svg:y="17.24cm">
          <text:p text:style-name="P14"><text:span text:style-name="T6">export3</text:span><text:span text:style-name="T7"> fsid=3 dir=/mnt/exports/expo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7" draw:layer="layout" svg:width="7.747cm" svg:height="0.762cm" svg:x="10.519cm" svg:y="18.139cm">
          <text:p text:style-name="P14"><text:span text:style-name="T6">export3</text:span><text:span text:style-name="T7"> fsid=4 dir= /mnt/exports/expo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7" draw:layer="layout" svg:width="7.747cm" svg:height="0.762cm" svg:x="10.518cm" svg:y="19.038cm">
          <text:p text:style-name="P14"><text:span text:style-name="T6">vip2</text:span><text:span text:style-name="T7"> ip=192.168.122.2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7.874cm" svg:height="3.175cm" svg:x="19.04cm" svg:y="12.854cm">
          <text:p text:style-name="P14"><text:span text:style-name="T12">NFS-GROUP-CLONE</text:span><text:span text:style-name="T12"><text:line-break/></text:span><text:span text:style-name="T12"/></text:p>
          <text:p text:style-name="P14"><text:span text:style-name="T12"/></text:p>
          <text:p text:style-name="P14"><text:span text:style-name="T1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5" draw:layer="layout" svg:width="7.874cm" svg:height="2.74cm" svg:x="19.04cm" svg:y="9.852cm">
          <text:p text:style-name="P14"><text:span text:style-name="T10">FS-GROUP3</text:span></text:p>
          <text:p text:style-name="P14"><text:span text:style-name="T11"/></text:p>
          <text:p text:style-name="P14"><text:span text:style-name="T11"/></text:p>
          <text:p text:style-name="P14"><text:span text:style-name="T1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7" draw:layer="layout" svg:width="7.747cm" svg:height="0.762cm" svg:x="19.121cm" svg:y="10.741cm">
          <text:p text:style-name="P14"><text:span text:style-name="T6">fs5</text:span><text:span text:style-name="T7"> /dev/vda5 /mnt/exports/export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7" draw:layer="layout" svg:width="7.747cm" svg:height="0.762cm" svg:x="19.12cm" svg:y="11.64cm">
          <text:p text:style-name="P14"><text:span text:style-name="T6">fs6</text:span><text:span text:style-name="T7"> /dev/vda6 /mnt/exports/export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7.112cm" svg:height="0.762cm" svg:x="19.547cm" svg:y="15.023cm">
          <text:p text:style-name="P14"><text:span text:style-name="T8">export-root</text:span><text:span text:style-name="T14"> </text:span><text:span text:style-name="T9">fsid=0 dir=/mnt/ex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7.112cm" svg:height="0.762cm" svg:x="19.548cm" svg:y="14.124cm">
          <text:p text:style-name="P14"><text:span text:style-name="T8">NFS Dae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5" draw:layer="layout" svg:width="7.874cm" svg:height="3.742cm" svg:x="19.039cm" svg:y="16.351cm">
          <text:p text:style-name="P14"><text:span text:style-name="T10">EXPORT-GROUP3</text:span></text:p>
          <text:p text:style-name="P14"><text:span text:style-name="T10"/></text:p>
          <text:p text:style-name="P14"><text:span text:style-name="T11"/></text:p>
          <text:p text:style-name="P14"><text:span text:style-name="T11"/></text:p>
          <text:p text:style-name="P14"><text:span text:style-name="T1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7" draw:layer="layout" svg:width="7.747cm" svg:height="0.762cm" svg:x="19.12cm" svg:y="17.24cm">
          <text:p text:style-name="P14"><text:span text:style-name="T6">export5</text:span><text:span text:style-name="T7"> fsid=5 dir=/mnt/exports/export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7" draw:layer="layout" svg:width="7.747cm" svg:height="0.762cm" svg:x="19.119cm" svg:y="18.139cm">
          <text:p text:style-name="P14"><text:span text:style-name="T6">export5</text:span><text:span text:style-name="T7"> fsid=5 dir= /mnt/exports/export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7" draw:layer="layout" svg:width="7.747cm" svg:height="0.762cm" svg:x="19.118cm" svg:y="19.038cm">
          <text:p text:style-name="P14"><text:span text:style-name="T6">vip3</text:span><text:span text:style-name="T7"> ip=192.168.122.2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1" draw:text-style-name="P18" draw:layer="layout" svg:width="3.302cm" svg:height="1.393cm" svg:x="8.642cm" svg:y="8.386cm">
          <draw:text-box>
            <text:p><text:span text:style-name="T13">NODE1</text:span></text:p>
          </draw:text-box>
        </draw:frame>
        <draw:frame draw:style-name="gr61" draw:text-style-name="P18" draw:layer="layout" svg:width="3.302cm" svg:height="1.393cm" svg:x="21.269cm" svg:y="8.313cm">
          <draw:text-box>
            <text:p><text:span text:style-name="T13">NODE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465cm" svg:x="1.4cm" svg:y="0.837cm" presentation:class="title" presentation:user-transformed="true">
          <draw:text-box>
            <text:p>Minimizing Failover Time</text:p>
          </draw:text-box>
        </draw:frame>
        <draw:frame draw:style-name="gr95" draw:text-style-name="P13" draw:layer="layout" svg:width="23.622cm" svg:height="4.085cm" svg:x="2.848cm" svg:y="3.789cm">
          <draw:text-box>
            <text:p><text:span text:style-name="T8">Each failover event will result in the grace time being observed before new clients can begin using the nfs servers exports. By default these timeouts are 90 seconds.</text:span></text:p>
            <text:p><text:span text:style-name="T8"/></text:p>
            <text:p><text:span text:style-name="T8">To reduce failover time, the nfsserver resource-agent has the ability to dynamically set the </text:span><text:span text:style-name="T15">4gracetime</text:span><text:span text:style-name="T8"> and </text:span><text:span text:style-name="T15">4leasetime</text:span><text:span text:style-name="T8"> values to as low as 10 seconds (nfsd_args=-G 10 -L 10). To avoid lock renewal race conditions, the grace time must always be greater than or equal to the lease time.</text:span></text:p>
          </draw:text-box>
        </draw:frame>
        <draw:custom-shape draw:style-name="gr4" draw:text-style-name="P5" draw:layer="layout" svg:width="7.874cm" svg:height="2.74cm" svg:x="1.941cm" svg:y="9.853cm">
          <text:p text:style-name="P14"><text:span text:style-name="T10">FS-GROUP1</text:span></text:p>
          <text:p text:style-name="P14"><text:span text:style-name="T11"/></text:p>
          <text:p text:style-name="P14"><text:span text:style-name="T11"/></text:p>
          <text:p text:style-name="P14"><text:span text:style-name="T1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7" draw:layer="layout" svg:width="7.747cm" svg:height="0.762cm" svg:x="2.022cm" svg:y="10.742cm">
          <text:p text:style-name="P14"><text:span text:style-name="T6">fs1</text:span><text:span text:style-name="T7"> /dev/vda1 /mnt/exports/expo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7" draw:layer="layout" svg:width="7.747cm" svg:height="0.762cm" svg:x="2.021cm" svg:y="11.641cm">
          <text:p text:style-name="P14"><text:span text:style-name="T6">fs2</text:span><text:span text:style-name="T7"> /dev/vda2 /mnt/exports/expo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7.874cm" svg:height="2.74cm" svg:x="10.44cm" svg:y="9.852cm">
          <text:p text:style-name="P14"><text:span text:style-name="T10">FS-GROUP2</text:span></text:p>
          <text:p text:style-name="P14"><text:span text:style-name="T11"/></text:p>
          <text:p text:style-name="P14"><text:span text:style-name="T11"/></text:p>
          <text:p text:style-name="P14"><text:span text:style-name="T1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7" draw:layer="layout" svg:width="7.747cm" svg:height="0.762cm" svg:x="10.521cm" svg:y="10.741cm">
          <text:p text:style-name="P14"><text:span text:style-name="T6">fs3</text:span><text:span text:style-name="T7"> /dev/vda3 /mnt/exports/export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7" draw:layer="layout" svg:width="7.747cm" svg:height="0.762cm" svg:x="10.52cm" svg:y="11.64cm">
          <text:p text:style-name="P14"><text:span text:style-name="T6">fs4</text:span><text:span text:style-name="T7"> /dev/vda4 /mnt/exports/export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6.361cm" svg:height="3.175cm" svg:x="1.941cm" svg:y="12.855cm">
          <text:p text:style-name="P14"><text:span text:style-name="T12">NFS-GROUP-CLONE</text:span><text:span text:style-name="T12"><text:line-break/></text:span><text:span text:style-name="T12"/></text:p>
          <text:p text:style-name="P14"><text:span text:style-name="T12"/></text:p>
          <text:p text:style-name="P14"><text:span text:style-name="T1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15.391cm" svg:height="0.762cm" svg:x="2.449cm" svg:y="14.125cm">
          <text:p text:style-name="P14"><text:span text:style-name="T8">NFS Dae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15.392cm" svg:height="0.762cm" svg:x="2.448cm" svg:y="15.024cm">
          <text:p text:style-name="P14"><text:span text:style-name="T8">export-root</text:span><text:span text:style-name="T9"> fsid=0 dir=/mnt/ex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874cm" svg:height="3.742cm" svg:x="1.94cm" svg:y="16.352cm">
          <text:p text:style-name="P14"><text:span text:style-name="T10">EXPORT-GROUP1</text:span></text:p>
          <text:p text:style-name="P14"><text:span text:style-name="T10"/></text:p>
          <text:p text:style-name="P14"><text:span text:style-name="T11"/></text:p>
          <text:p text:style-name="P14"><text:span text:style-name="T11"/></text:p>
          <text:p text:style-name="P14"><text:span text:style-name="T1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7" draw:layer="layout" svg:width="7.747cm" svg:height="0.762cm" svg:x="2.021cm" svg:y="17.241cm">
          <text:p text:style-name="P14"><text:span text:style-name="T6">export1</text:span><text:span text:style-name="T7"> fsid=1 dir=/mnt/exports/expo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7" draw:layer="layout" svg:width="7.747cm" svg:height="0.762cm" svg:x="2.02cm" svg:y="18.14cm">
          <text:p text:style-name="P14"><text:span text:style-name="T6">export2</text:span><text:span text:style-name="T7"> fsid=2 dir= /mnt/exports/expo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7" draw:layer="layout" svg:width="7.747cm" svg:height="0.762cm" svg:x="2.019cm" svg:y="19.039cm">
          <text:p text:style-name="P14"><text:span text:style-name="T6">vip1</text:span><text:span text:style-name="T7"> ip=192.168.122.2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7.874cm" svg:height="3.742cm" svg:x="10.439cm" svg:y="16.351cm">
          <text:p text:style-name="P14"><text:span text:style-name="T10">EXPORT-GROUP2</text:span></text:p>
          <text:p text:style-name="P14"><text:span text:style-name="T10"/></text:p>
          <text:p text:style-name="P14"><text:span text:style-name="T11"/></text:p>
          <text:p text:style-name="P14"><text:span text:style-name="T11"/></text:p>
          <text:p text:style-name="P14"><text:span text:style-name="T1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7" draw:layer="layout" svg:width="7.747cm" svg:height="0.762cm" svg:x="10.52cm" svg:y="17.24cm">
          <text:p text:style-name="P14"><text:span text:style-name="T6">export3</text:span><text:span text:style-name="T7"> fsid=3 dir=/mnt/exports/expo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7" draw:layer="layout" svg:width="7.747cm" svg:height="0.762cm" svg:x="10.519cm" svg:y="18.139cm">
          <text:p text:style-name="P14"><text:span text:style-name="T6">export3</text:span><text:span text:style-name="T7"> fsid=4 dir= /mnt/exports/expo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7" draw:layer="layout" svg:width="7.747cm" svg:height="0.762cm" svg:x="10.518cm" svg:y="19.038cm">
          <text:p text:style-name="P14"><text:span text:style-name="T6">vip2</text:span><text:span text:style-name="T7"> ip=192.168.122.2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7.874cm" svg:height="3.175cm" svg:x="19.04cm" svg:y="12.854cm">
          <text:p text:style-name="P14"><text:span text:style-name="T12">NFS-GROUP-CLONE</text:span><text:span text:style-name="T12"><text:line-break/></text:span><text:span text:style-name="T12"/></text:p>
          <text:p text:style-name="P14"><text:span text:style-name="T12"/></text:p>
          <text:p text:style-name="P14"><text:span text:style-name="T1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5" draw:layer="layout" svg:width="7.874cm" svg:height="2.74cm" svg:x="19.04cm" svg:y="9.852cm">
          <text:p text:style-name="P14"><text:span text:style-name="T10">FS-GROUP3</text:span></text:p>
          <text:p text:style-name="P14"><text:span text:style-name="T11"/></text:p>
          <text:p text:style-name="P14"><text:span text:style-name="T11"/></text:p>
          <text:p text:style-name="P14"><text:span text:style-name="T1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7" draw:layer="layout" svg:width="7.747cm" svg:height="0.762cm" svg:x="19.121cm" svg:y="10.741cm">
          <text:p text:style-name="P14"><text:span text:style-name="T6">fs5</text:span><text:span text:style-name="T7"> /dev/vda5 /mnt/exports/export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7" draw:layer="layout" svg:width="7.747cm" svg:height="0.762cm" svg:x="19.12cm" svg:y="11.64cm">
          <text:p text:style-name="P14"><text:span text:style-name="T6">fs6</text:span><text:span text:style-name="T7"> /dev/vda6 /mnt/exports/export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7.112cm" svg:height="0.762cm" svg:x="19.547cm" svg:y="15.023cm">
          <text:p text:style-name="P14"><text:span text:style-name="T8">export-root</text:span><text:span text:style-name="T14"> </text:span><text:span text:style-name="T9">fsid=0 dir=/mnt/ex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7.112cm" svg:height="0.762cm" svg:x="19.548cm" svg:y="14.124cm">
          <text:p text:style-name="P14"><text:span text:style-name="T8">NFS Dae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5" draw:layer="layout" svg:width="7.874cm" svg:height="3.742cm" svg:x="19.039cm" svg:y="16.351cm">
          <text:p text:style-name="P14"><text:span text:style-name="T10">EXPORT-GROUP3</text:span></text:p>
          <text:p text:style-name="P14"><text:span text:style-name="T10"/></text:p>
          <text:p text:style-name="P14"><text:span text:style-name="T11"/></text:p>
          <text:p text:style-name="P14"><text:span text:style-name="T11"/></text:p>
          <text:p text:style-name="P14"><text:span text:style-name="T1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7" draw:layer="layout" svg:width="7.747cm" svg:height="0.762cm" svg:x="19.12cm" svg:y="17.24cm">
          <text:p text:style-name="P14"><text:span text:style-name="T6">export5</text:span><text:span text:style-name="T7"> fsid=5 dir=/mnt/exports/export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7" draw:layer="layout" svg:width="7.747cm" svg:height="0.762cm" svg:x="19.119cm" svg:y="18.139cm">
          <text:p text:style-name="P14"><text:span text:style-name="T6">export5</text:span><text:span text:style-name="T7"> fsid=5 dir= /mnt/exports/export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7" draw:layer="layout" svg:width="7.747cm" svg:height="0.762cm" svg:x="19.118cm" svg:y="19.038cm">
          <text:p text:style-name="P14"><text:span text:style-name="T6">vip3</text:span><text:span text:style-name="T7"> ip=192.168.122.2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1" draw:text-style-name="P18" draw:layer="layout" svg:width="3.302cm" svg:height="1.393cm" svg:x="8.642cm" svg:y="8.386cm">
          <draw:text-box>
            <text:p><text:span text:style-name="T13">NODE1</text:span></text:p>
          </draw:text-box>
        </draw:frame>
        <draw:frame draw:style-name="gr61" draw:text-style-name="P18" draw:layer="layout" svg:width="3.302cm" svg:height="1.393cm" svg:x="21.269cm" svg:y="8.313cm">
          <draw:text-box>
            <text:p><text:span text:style-name="T13">NODE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465cm" svg:x="1.4cm" svg:y="0.837cm" presentation:class="title" presentation:user-transformed="true">
          <draw:text-box>
            <text:p>NFSv3 Active Active Limitations</text:p>
          </draw:text-box>
        </draw:frame>
        <draw:frame draw:style-name="gr95" draw:text-style-name="P13" draw:layer="layout" svg:width="23.622cm" svg:height="4.085cm" svg:x="2.848cm" svg:y="3.789cm">
          <draw:text-box>
            <text:p><text:span text:style-name="T8">This deployment allows mixed usage of NFSv3 and NFSv4 client, but file lock recovery will only occur for NFSv4 clients.</text:span></text:p>
          </draw:text-box>
        </draw:frame>
        <draw:custom-shape draw:style-name="gr4" draw:text-style-name="P5" draw:layer="layout" svg:width="7.874cm" svg:height="2.74cm" svg:x="1.941cm" svg:y="9.853cm">
          <text:p text:style-name="P14"><text:span text:style-name="T10">FS-GROUP1</text:span></text:p>
          <text:p text:style-name="P14"><text:span text:style-name="T11"/></text:p>
          <text:p text:style-name="P14"><text:span text:style-name="T11"/></text:p>
          <text:p text:style-name="P14"><text:span text:style-name="T1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7" draw:layer="layout" svg:width="7.747cm" svg:height="0.762cm" svg:x="2.022cm" svg:y="10.742cm">
          <text:p text:style-name="P14"><text:span text:style-name="T6">fs1</text:span><text:span text:style-name="T7"> /dev/vda1 /mnt/exports/expo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7" draw:layer="layout" svg:width="7.747cm" svg:height="0.762cm" svg:x="2.021cm" svg:y="11.641cm">
          <text:p text:style-name="P14"><text:span text:style-name="T6">fs2</text:span><text:span text:style-name="T7"> /dev/vda2 /mnt/exports/expo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7.874cm" svg:height="2.74cm" svg:x="10.44cm" svg:y="9.852cm">
          <text:p text:style-name="P14"><text:span text:style-name="T10">FS-GROUP2</text:span></text:p>
          <text:p text:style-name="P14"><text:span text:style-name="T11"/></text:p>
          <text:p text:style-name="P14"><text:span text:style-name="T11"/></text:p>
          <text:p text:style-name="P14"><text:span text:style-name="T1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7" draw:layer="layout" svg:width="7.747cm" svg:height="0.762cm" svg:x="10.521cm" svg:y="10.741cm">
          <text:p text:style-name="P14"><text:span text:style-name="T6">fs3</text:span><text:span text:style-name="T7"> /dev/vda3 /mnt/exports/export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7" draw:layer="layout" svg:width="7.747cm" svg:height="0.762cm" svg:x="10.52cm" svg:y="11.64cm">
          <text:p text:style-name="P14"><text:span text:style-name="T6">fs4</text:span><text:span text:style-name="T7"> /dev/vda4 /mnt/exports/export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6.361cm" svg:height="3.175cm" svg:x="1.941cm" svg:y="12.855cm">
          <text:p text:style-name="P14"><text:span text:style-name="T12">NFS-GROUP-CLONE</text:span><text:span text:style-name="T12"><text:line-break/></text:span><text:span text:style-name="T12"/></text:p>
          <text:p text:style-name="P14"><text:span text:style-name="T12"/></text:p>
          <text:p text:style-name="P14"><text:span text:style-name="T1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15.391cm" svg:height="0.762cm" svg:x="2.449cm" svg:y="14.125cm">
          <text:p text:style-name="P14"><text:span text:style-name="T8">NFS Dae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15.392cm" svg:height="0.762cm" svg:x="2.448cm" svg:y="15.024cm">
          <text:p text:style-name="P14"><text:span text:style-name="T8">export-root</text:span><text:span text:style-name="T9"> fsid=0 dir=/mnt/ex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874cm" svg:height="3.742cm" svg:x="1.94cm" svg:y="16.352cm">
          <text:p text:style-name="P14"><text:span text:style-name="T10">EXPORT-GROUP1</text:span></text:p>
          <text:p text:style-name="P14"><text:span text:style-name="T10"/></text:p>
          <text:p text:style-name="P14"><text:span text:style-name="T11"/></text:p>
          <text:p text:style-name="P14"><text:span text:style-name="T11"/></text:p>
          <text:p text:style-name="P14"><text:span text:style-name="T1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7" draw:layer="layout" svg:width="7.747cm" svg:height="0.762cm" svg:x="2.021cm" svg:y="17.241cm">
          <text:p text:style-name="P14"><text:span text:style-name="T6">export1</text:span><text:span text:style-name="T7"> fsid=1 dir=/mnt/exports/expo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7" draw:layer="layout" svg:width="7.747cm" svg:height="0.762cm" svg:x="2.02cm" svg:y="18.14cm">
          <text:p text:style-name="P14"><text:span text:style-name="T6">export2</text:span><text:span text:style-name="T7"> fsid=2 dir= /mnt/exports/expo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7" draw:layer="layout" svg:width="7.747cm" svg:height="0.762cm" svg:x="2.019cm" svg:y="19.039cm">
          <text:p text:style-name="P14"><text:span text:style-name="T6">vip1</text:span><text:span text:style-name="T7"> ip=192.168.122.2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7.874cm" svg:height="3.742cm" svg:x="10.439cm" svg:y="16.351cm">
          <text:p text:style-name="P14"><text:span text:style-name="T10">EXPORT-GROUP2</text:span></text:p>
          <text:p text:style-name="P14"><text:span text:style-name="T10"/></text:p>
          <text:p text:style-name="P14"><text:span text:style-name="T11"/></text:p>
          <text:p text:style-name="P14"><text:span text:style-name="T11"/></text:p>
          <text:p text:style-name="P14"><text:span text:style-name="T1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7" draw:layer="layout" svg:width="7.747cm" svg:height="0.762cm" svg:x="10.52cm" svg:y="17.24cm">
          <text:p text:style-name="P14"><text:span text:style-name="T6">export3</text:span><text:span text:style-name="T7"> fsid=3 dir=/mnt/exports/expo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7" draw:layer="layout" svg:width="7.747cm" svg:height="0.762cm" svg:x="10.519cm" svg:y="18.139cm">
          <text:p text:style-name="P14"><text:span text:style-name="T6">export3</text:span><text:span text:style-name="T7"> fsid=4 dir= /mnt/exports/expo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7" draw:layer="layout" svg:width="7.747cm" svg:height="0.762cm" svg:x="10.518cm" svg:y="19.038cm">
          <text:p text:style-name="P14"><text:span text:style-name="T6">vip2</text:span><text:span text:style-name="T7"> ip=192.168.122.2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7.874cm" svg:height="3.175cm" svg:x="19.04cm" svg:y="12.854cm">
          <text:p text:style-name="P14"><text:span text:style-name="T12">NFS-GROUP-CLONE</text:span><text:span text:style-name="T12"><text:line-break/></text:span><text:span text:style-name="T12"/></text:p>
          <text:p text:style-name="P14"><text:span text:style-name="T12"/></text:p>
          <text:p text:style-name="P14"><text:span text:style-name="T1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5" draw:layer="layout" svg:width="7.874cm" svg:height="2.74cm" svg:x="19.04cm" svg:y="9.852cm">
          <text:p text:style-name="P14"><text:span text:style-name="T10">FS-GROUP3</text:span></text:p>
          <text:p text:style-name="P14"><text:span text:style-name="T11"/></text:p>
          <text:p text:style-name="P14"><text:span text:style-name="T11"/></text:p>
          <text:p text:style-name="P14"><text:span text:style-name="T1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7" draw:layer="layout" svg:width="7.747cm" svg:height="0.762cm" svg:x="19.121cm" svg:y="10.741cm">
          <text:p text:style-name="P14"><text:span text:style-name="T6">fs5</text:span><text:span text:style-name="T7"> /dev/vda5 /mnt/exports/export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7" draw:layer="layout" svg:width="7.747cm" svg:height="0.762cm" svg:x="19.12cm" svg:y="11.64cm">
          <text:p text:style-name="P14"><text:span text:style-name="T6">fs6</text:span><text:span text:style-name="T7"> /dev/vda6 /mnt/exports/export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7.112cm" svg:height="0.762cm" svg:x="19.547cm" svg:y="15.023cm">
          <text:p text:style-name="P14"><text:span text:style-name="T8">export-root</text:span><text:span text:style-name="T14"> </text:span><text:span text:style-name="T9">fsid=0 dir=/mnt/ex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7.112cm" svg:height="0.762cm" svg:x="19.548cm" svg:y="14.124cm">
          <text:p text:style-name="P14"><text:span text:style-name="T8">NFS Dae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5" draw:layer="layout" svg:width="7.874cm" svg:height="3.742cm" svg:x="19.039cm" svg:y="16.351cm">
          <text:p text:style-name="P14"><text:span text:style-name="T10">EXPORT-GROUP3</text:span></text:p>
          <text:p text:style-name="P14"><text:span text:style-name="T10"/></text:p>
          <text:p text:style-name="P14"><text:span text:style-name="T11"/></text:p>
          <text:p text:style-name="P14"><text:span text:style-name="T11"/></text:p>
          <text:p text:style-name="P14"><text:span text:style-name="T1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7" draw:layer="layout" svg:width="7.747cm" svg:height="0.762cm" svg:x="19.12cm" svg:y="17.24cm">
          <text:p text:style-name="P14"><text:span text:style-name="T6">export5</text:span><text:span text:style-name="T7"> fsid=5 dir=/mnt/exports/export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7" draw:layer="layout" svg:width="7.747cm" svg:height="0.762cm" svg:x="19.119cm" svg:y="18.139cm">
          <text:p text:style-name="P14"><text:span text:style-name="T6">export5</text:span><text:span text:style-name="T7"> fsid=5 dir= /mnt/exports/export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7" draw:layer="layout" svg:width="7.747cm" svg:height="0.762cm" svg:x="19.118cm" svg:y="19.038cm">
          <text:p text:style-name="P14"><text:span text:style-name="T6">vip3</text:span><text:span text:style-name="T7"> ip=192.168.122.2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1" draw:text-style-name="P18" draw:layer="layout" svg:width="3.302cm" svg:height="1.393cm" svg:x="8.642cm" svg:y="8.386cm">
          <draw:text-box>
            <text:p><text:span text:style-name="T13">NODE1</text:span></text:p>
          </draw:text-box>
        </draw:frame>
        <draw:frame draw:style-name="gr61" draw:text-style-name="P18" draw:layer="layout" svg:width="3.302cm" svg:height="1.393cm" svg:x="21.269cm" svg:y="8.313cm">
          <draw:text-box>
            <text:p><text:span text:style-name="T13">NODE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Vossel</meta:initial-creator>
    <meta:creation-date>2014-05-14T20:24:13</meta:creation-date>
    <dc:date>2014-06-16T16:13:02</dc:date>
    <dc:creator>David Vossel</dc:creator>
    <meta:editing-duration>PT36M40S</meta:editing-duration>
    <meta:editing-cycles>13</meta:editing-cycles>
    <meta:generator>LibreOffice/3.5$Linux_X86_64 LibreOffice_project/350m1$Build-2</meta:generator>
    <meta:document-statistic meta:object-count="272"/>
  </office:meta>
</office:document-meta>
</file>